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 Neue" svg:font-family="Helvetica Neue"/>
    <style:font-face style:name="Helvetica Neue Light" svg:font-family="Helvetica Neue Light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paragraph-properties fo:margin-bottom="0.1458in" style:line-height-at-least="0.9167in"/>
      <style:text-properties style:font-name="Helvetica Neue Light" fo:font-size="60.0pt" fo:color="#1a1a1a" fo:background-color="#ffffff"/>
    </style:style>
    <style:style style:name="P3" style:family="paragraph" style:parent-style-name="Standard">
      <style:paragraph-properties fo:margin-bottom="0.1458in" style:line-height-at-least="0.2361in"/>
      <style:text-properties style:font-name="Helvetica Neue" fo:font-size="15.0pt" fo:color="#1a1a1a" fo:background-color="#ffffff"/>
    </style:style>
    <style:style style:name="P4" style:family="paragraph" style:parent-style-name="Standard">
      <style:paragraph-properties style:line-height-at-least="0.2500in"/>
      <style:text-properties style:font-name="Helvetica Neue" fo:font-size="13.0pt" fo:color="#262626" fo:background-color="#f2f2f2"/>
    </style:style>
    <style:style style:name="P5" style:family="paragraph" style:parent-style-name="Standard">
      <style:paragraph-properties style:line-height-at-least="0.2361in"/>
      <style:text-properties style:font-name="Helvetica Neue" fo:font-size="15.0pt" fo:color="#1a1a1a"/>
    </style:style>
    <style:style style:name="P6" style:family="paragraph" style:parent-style-name="Standard">
      <style:paragraph-properties fo:margin-bottom="0.1458in" style:line-height-at-least="0.2778in"/>
      <style:text-properties style:font-name="Helvetica Neue Light" fo:font-size="19.0pt" fo:color="#1a1a1a" fo:background-color="#ffffff"/>
    </style:style>
    <style:style style:name="P7" style:family="paragraph" style:parent-style-name="Standard">
      <style:paragraph-properties style:line-height-at-least="0.2500in"/>
      <style:text-properties style:font-name="Helvetica Neue" fo:font-size="13.0pt" fo:color="#000000" fo:background-color="#ffffff"/>
    </style:style>
    <style:style style:name="P8" style:family="paragraph" style:parent-style-name="Standard">
      <style:paragraph-properties style:line-height-at-least="0.1389in"/>
      <style:text-properties style:font-name="Helvetica Neue" fo:font-size="10.4pt" fo:color="#ffffff" fo:background-color="#389f57"/>
    </style:style>
    <style:style style:name="P9" style:family="paragraph" style:parent-style-name="Standard">
      <style:paragraph-properties style:line-height-at-least="0.2500in"/>
      <style:text-properties style:font-name="Helvetica Neue" fo:font-size="13.0pt" fo:color="#000000"/>
    </style:style>
    <style:style style:name="P10" style:family="paragraph" style:parent-style-name="Standard">
      <style:paragraph-properties style:line-height-at-least="0.1389in"/>
      <style:text-properties style:font-name="Helvetica Neue" fo:font-size="10.4pt" fo:color="#262626" fo:background-color="#e1e1e1"/>
    </style:style>
    <style:style style:name="P11" style:family="paragraph" style:parent-style-name="Standard">
      <style:paragraph-properties style:line-height-at-least="0.2083in"/>
      <style:text-properties style:font-name="Helvetica Neue" fo:font-size="13.0pt" fo:color="#1a1a1a" fo:background-color="#ffffff"/>
    </style:style>
    <style:style style:name="P12" style:family="paragraph" style:parent-style-name="Standard">
      <style:paragraph-properties fo:margin-bottom="0.2917in" fo:margin-right="10.6806in" style:line-height-at-least="0.2361in"/>
      <style:text-properties style:font-name="Helvetica Neue" fo:font-size="15.0pt" fo:color="#1a1a1a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size="10.4pt" fo:font-size-asian="10.4pt" fo:font-size-complex="10.4pt" fo:letter-spacing="0.0000in" fo:color="#ffffff" fo:background-color="#4db3d6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Grp. API prj.one</text:p>
      <text:p text:style-name="P1">-git master branch owner</text:p>
      <text:p text:style-name="P1">Roles: </text:p>
      <text:p text:style-name="P1">.ppl are good at this: Recommendations</text:p>
      <text:p text:style-name="P1">Wish list: .ppl want to learn this more..</text:p>
      <text:p text:style-name="P1"/>
      <text:p text:style-name="P1">Prj ideas</text:p>
      <text:p text:style-name="P1"><text:tab/><text:tab/><text:tab/></text:p>
      <text:p text:style-name="P1">Note: prj will be at the mercy of the API host: rules, regulations, access.<text:tab/></text:p>
      <text:p text:style-name="P2"><text:span text:style-name="T1">Usage</text:span></text:p>
      <text:p text:style-name="P3"><text:span text:style-name="T1">Send all data requests to:</text:span></text:p>
      <text:p text:style-name="P4"><text:span text:style-name="T1">http://www.omdbapi.com/?apikey=[yourkey]&amp;</text:span></text:p>
      <text:p text:style-name="P5"><text:span text:style-name="T1"/></text:p>
      <text:p text:style-name="P3"><text:span text:style-name="T1">Poster API requests:</text:span></text:p>
      <text:p text:style-name="P4"><text:span text:style-name="T1">http://img.omdbapi.com/?apikey=[yourkey]&amp;</text:span></text:p>
      <text:p text:style-name="P2"><text:span text:style-name="T1">Parameters</text:span></text:p>
      <text:p text:style-name="P6"><text:span text:style-name="T1">By ID or Title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<text:span text:style-name="T2">Parameter</text:span></text:p>
          </table:table-cell>
          <table:table-cell table:style-name="TableCell1">
            <text:p text:style-name="P7"><text:span text:style-name="T2">Required</text:span></text:p>
          </table:table-cell>
          <table:table-cell table:style-name="TableCell1">
            <text:p text:style-name="P7"><text:span text:style-name="T2">Valid Options</text:span></text:p>
          </table:table-cell>
          <table:table-cell table:style-name="TableCell1">
            <text:p text:style-name="P7"><text:span text:style-name="T2">Default Value</text:span></text:p>
          </table:table-cell>
          <table:table-cell table:style-name="TableCell1">
            <text:p text:style-name="P7"><text:span text:style-name="T2">Description</text:span></text:p>
          </table:table-cell>
        </table:table-row>
        <table:table-row>
          <table:table-cell table:style-name="TableCell1">
            <text:p text:style-name="P7"><text:span text:style-name="T1">i</text:span></text:p>
          </table:table-cell>
          <table:table-cell table:style-name="TableCell1">
            <text:p text:style-name="P8"><text:span text:style-name="T1">Optional*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A valid IMDb ID (e.g. tt1285016)</text:span></text:p>
          </table:table-cell>
        </table:table-row>
        <table:table-row>
          <table:table-cell table:style-name="TableCell1">
            <text:p text:style-name="P7"><text:span text:style-name="T1">t</text:span></text:p>
          </table:table-cell>
          <table:table-cell table:style-name="TableCell1">
            <text:p text:style-name="P8"><text:span text:style-name="T1">Optional*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Movie title to search for.</text:span></text:p>
          </table:table-cell>
        </table:table-row>
        <table:table-row>
          <table:table-cell table:style-name="TableCell1">
            <text:p text:style-name="P7"><text:span text:style-name="T1">type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movie, series, episode</text:span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Type of result to return.</text:span></text:p>
          </table:table-cell>
        </table:table-row>
        <table:table-row>
          <table:table-cell table:style-name="TableCell1">
            <text:p text:style-name="P7"><text:span text:style-name="T1">y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Year of release.</text:span></text:p>
          </table:table-cell>
        </table:table-row>
        <table:table-row>
          <table:table-cell table:style-name="TableCell1">
            <text:p text:style-name="P7"><text:span text:style-name="T1">plot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short, full</text:span></text:p>
          </table:table-cell>
          <table:table-cell table:style-name="TableCell1">
            <text:p text:style-name="P7"><text:span text:style-name="T1">short</text:span></text:p>
          </table:table-cell>
          <table:table-cell table:style-name="TableCell1">
            <text:p text:style-name="P7"><text:span text:style-name="T1">Return short or full plot.</text:span></text:p>
          </table:table-cell>
        </table:table-row>
        <table:table-row>
          <table:table-cell table:style-name="TableCell1">
            <text:p text:style-name="P7"><text:span text:style-name="T1">r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json, xml</text:span></text:p>
          </table:table-cell>
          <table:table-cell table:style-name="TableCell1">
            <text:p text:style-name="P7"><text:span text:style-name="T1">json</text:span></text:p>
          </table:table-cell>
          <table:table-cell table:style-name="TableCell1">
            <text:p text:style-name="P7"><text:span text:style-name="T1">The data type to return.</text:span></text:p>
          </table:table-cell>
        </table:table-row>
        <table:table-row>
          <table:table-cell table:style-name="TableCell1">
            <text:p text:style-name="P7"><text:span text:style-name="T1">callback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JSONP callback name.</text:span></text:p>
          </table:table-cell>
        </table:table-row>
        <table:table-row>
          <table:table-cell table:style-name="TableCell1">
            <text:p text:style-name="P7"><text:span text:style-name="T1">v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API version (reserved for future use).</text:span></text:p>
          </table:table-cell>
        </table:table-row>
      </table:table>
      <text:p text:style-name="P11"><text:span text:style-name="T1">*Please note while both "i" and "t" are optional at least one argument is required.</text:span></text:p>
      <text:p text:style-name="P12"><text:span text:style-name="T1"/></text:p>
      <text:p text:style-name="P6"><text:span text:style-name="T1">By Search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<text:span text:style-name="T2">Parameter</text:span></text:p>
          </table:table-cell>
          <table:table-cell table:style-name="TableCell1">
            <text:p text:style-name="P7"><text:span text:style-name="T2">Required</text:span></text:p>
          </table:table-cell>
          <table:table-cell table:style-name="TableCell1">
            <text:p text:style-name="P7"><text:span text:style-name="T2">Valid options</text:span></text:p>
          </table:table-cell>
          <table:table-cell table:style-name="TableCell1">
            <text:p text:style-name="P7"><text:span text:style-name="T2">Default Value</text:span></text:p>
          </table:table-cell>
          <table:table-cell table:style-name="TableCell1">
            <text:p text:style-name="P7"><text:span text:style-name="T2">Description</text:span></text:p>
          </table:table-cell>
        </table:table-row>
        <table:table-row>
          <table:table-cell table:style-name="TableCell1">
            <text:p text:style-name="P7"><text:span text:style-name="T1">s</text:span></text:p>
          </table:table-cell>
          <table:table-cell table:style-name="TableCell1">
            <text:p text:style-name="P8"><text:span text:style-name="T1">Yes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Movie title to search for.</text:span></text:p>
          </table:table-cell>
        </table:table-row>
        <table:table-row>
          <table:table-cell table:style-name="TableCell1">
            <text:p text:style-name="P7"><text:span text:style-name="T1">type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movie, series, episode</text:span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Type of result to return.</text:span></text:p>
          </table:table-cell>
        </table:table-row>
        <table:table-row>
          <table:table-cell table:style-name="TableCell1">
            <text:p text:style-name="P7"><text:span text:style-name="T1">y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Year of release.</text:span></text:p>
          </table:table-cell>
        </table:table-row>
        <table:table-row>
          <table:table-cell table:style-name="TableCell1">
            <text:p text:style-name="P7"><text:span text:style-name="T1">r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json, xml</text:span></text:p>
          </table:table-cell>
          <table:table-cell table:style-name="TableCell1">
            <text:p text:style-name="P7"><text:span text:style-name="T1">json</text:span></text:p>
          </table:table-cell>
          <table:table-cell table:style-name="TableCell1">
            <text:p text:style-name="P7"><text:span text:style-name="T1">The data type to return.</text:span></text:p>
          </table:table-cell>
        </table:table-row>
        <table:table-row>
          <table:table-cell table:style-name="TableCell1">
            <text:p text:style-name="P7"><text:span text:style-name="T1">page </text:span><text:span text:style-name="T3">New!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1-100</text:span></text:p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Page number to return.</text:span></text:p>
          </table:table-cell>
        </table:table-row>
        <table:table-row>
          <table:table-cell table:style-name="TableCell1">
            <text:p text:style-name="P7"><text:span text:style-name="T1">callback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JSONP callback name.</text:span></text:p>
          </table:table-cell>
        </table:table-row>
        <table:table-row>
          <table:table-cell table:style-name="TableCell1">
            <text:p text:style-name="P7"><text:span text:style-name="T1">v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API version (reserved for future use).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